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fo:text-shadow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7_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Vayesheb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4</text:p>
      <text:p text:style-name="P2">Number of Sheets<text:tab/><text:tab/><text:tab/><text:tab/>5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Joseph, Absalom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A lecture for Vayesheb/</text:p>
      <text:p text:style-name="P5">contrasting the characters of/</text:p>
      <text:p text:style-name="P5">Joseph and Absalom./</text:p>
      <text:p text:style-name="P5"/>
      <text:p text:style-name="P4">[Page 1]</text:p>
      <text:p text:style-name="P4">Brethren! <text:s/>The heroic actions, which delivered us from/ the lowest state of human bondage--idolatry--. <text:s/>The/ events which gave the family of the Asmoneans a bright/ page in history, and occasioned the feast called Hanuc-/-cah, or Dedication, are household words with us Israelites./ <text:s/>Even those among my coreligionists, who have not read/ the portion of our annals, which contains a detailed ac-/-count of the wards waged in the defence[sic!] of our sacred/ rights, find it condensed in the simple language of/ our ritual. <text:s/>I shall therefore advance ideas that/ struck me in reading last week's section, in lieu of/ those, which I have yearly set forth. <text:s/>I am urged/ to this course, moreover, by the circumstance that I have/ promised to lecture to-morrow twice upon the subject of/ the present celebration. <text:s/>In the morning before a/ gathering of Hebrew children; in the evening at a/ meeting of a literary association. <text:s/>But in order/ not to ignore altogether, the recurrence of a season,/ which must call forth thanksgiving, I shall make/ allusion to it in a prayer at the close of my discourse./</text:p>
      <text:p text:style-name="P4"/>
      <text:p text:style-name="P4">[Page 2]</text:p>
      <text:p text:style-name="P4">The aim of my speaking to-day, will be/ to direct the eyes which brighten up at the prospect/ of a long <text:soft-page-break/>and successful career towards the object which/ will safely conduct man in the way he should go./</text:p>
      <text:p text:style-name="P4">Youth! <text:s/>How charming is thy look of self-depend-/-ence; that quick step with which thou movest, as/ to the conquest of a world! <text:s/>Hope walks before thee,/ and carries thy banner. <text:s/>Wherever thou settest foot, fields/ appear carpeted with flowers; the air is clothed with a/ mantle of light; joyful voices echo around; pleasures/ are seen coming to meet thee by the way. <text:s/>In whatever/ place thou showest thy countenance, sadness must/ flee away, and make room for mirth./ <text:s/>Yes, dear hearers! <text:s/>Beautiful is blooming youth, which/ manifests that warmth of feelings; that open-heart-/-edness of a nature overflowing with generous emotions./ <text:s/>It is a mirror of the first days of creation; of that short/ space of time, when happiness weaved garlands for/ innocence. <text:s/>Can it then be so, that the/ many gifts which youth displays, change notinfre-/-quently--into so many defects? <text:s/>Can out of blossoms/</text:p>
      <text:p text:style-name="P4"/>
      <text:p text:style-name="P4">[Page 3]</text:p>
      <text:p text:style-name="P4">so promising and lovely, grow only bitter fruits of a/ late repentance? <text:s/>Alas! the history of a number of/ human beings, proves that possibility. <text:s/>Here, a son/ who might have filled the cup of his mother's joy, im-/-bittered the spring of her delights, with the vile dregs/ that poisoned his own happiness. <text:s/>There, a daughter who/ formed a father's pride, made his head to bend under the/ weight of shame, while she sunk whelmed with the/ world's contempt. <text:s/>Why such baneful results from/ such glowing anticipations? <text:s/>Because the incautious/ youths left behind the chart necessary to be consulted/ in the journey of life. <text:s/>A ship without the rudder,/ must suffer wreck. <text:s/>A youth who proceeds in his/ career, without <text:span text:style-name="T1">the fear of God</text:span><text:span text:style-name="T2">, must end in degradation./ <text:s/>That heavenly escort, says the book of Proverbs, is man's/ strong support. <text:s/>Accompanied by that fear, con-/-tinues the same inspired volume, we shall avoid the/ snares of death. <text:s/>A model of a youth, that/ may be very profitably copied is Joseph, the child</text:span><text:span text:style-name="T3">s</text:span><text:span text:style-name="T2"> of/ Jacob's predilection. <text:s/>A figure of a youth, that/</text:span></text:p>
      <text:p text:style-name="P4"><text:span text:style-name="T2"/></text:p>
      <text:p text:style-name="P4"><text:span text:style-name="T2">[Page 4]</text:span></text:p>
      <text:p text:style-name="P4"><text:span text:style-name="T2">you all must shun like fire is Absalom,/ the favorite son of David. <text:s/>Both of an exterior/ strikingly handsome. <text:s/>Both endowed with bright/ talents, both possessed of manners, at once genial/ and engaging. <text:s/>Yet how immense the difference!!/ <text:s/>How immeasurable the distance which separated the/ inmate of a palace, from the lad reared in a shepherd's/ cottage! <text:s/>The comeliness of Joseph's face, did not/ lead into temptation. <text:s/>If it was perchance a cause/ for self-gratification, it could never have become the/ arm of self-destruction. <text:s/>For, the feelings it may/ have aroused, were under the absolute control of a more/ powerful sentiment--the fear of God. <text:s/>Divine/ Guide! pointing out the dangers into which they run,/ who allow the imagination complete sway. <text:s/>Laying/ bare to our view the serpent hidden, where we thought/ we would lie down at ease. <text:s/>Showing grief, disgrace and/ remorse close by the spot, in which we fancied to/ have discovered ever-new delights. <text:s/>Joseph/ was beautiful, but the gift, which to some has/ proved a bane, was in him an instrument to work/ therewith for the welfare of other men./</text:span></text:p>
      <text:p text:style-name="P4"><text:span text:style-name="T2"/></text:p>
      <text:p text:style-name="P4"><text:span text:style-name="T2">[Page 5]</text:span></text:p>
      <text:p text:style-name="P4"><text:span text:style-name="T2">They who saw that countenance read upon it </text:span><text:span text:style-name="T1">honesty</text:span><text:span text:style-name="T2">,/ and trusted the guileless youth. <text:s/>So I interpret that/ sentence of the Scriptures, which connects the description/ of the confidence placed by the Egyptian master in/ his Hebrew bondman, and the picture of the goodly/ form and handsome appearance of the latter. <text:s/>I believe/ there is truth in the theory that features are indicative/ of character. <text:s/>And Holy Writ gives it support, when/ it writes that "a man's wisdom maketh his face to shine."/ <text:s/>But it must present the reflection of what the sacred/ Word calls wisdom, that is, "the fear of the Lord"./ <text:s/>A reverential awe for the Parent of virtue; a dread/ to offend the Divinity, whose image we bear. <text:s/>Such/ a quality softens every lineament, bespeaking in man/ a heart, which is ever open to noble instincts, but/ closed, firmly closed against the admission of wicked passions./ <text:s/>For, to say it again, as Solomon tells it, wisdom imparts/ a moral force ten times greater than royal powers./ <text:s/>Through the possession of that quality, Joseph was/ a freeman, while unjustly laden with chains./</text:span></text:p>
      <text:p text:style-name="P4"><text:soft-page-break/><text:span text:style-name="T2"/></text:p>
      <text:p text:style-name="P4"><text:span text:style-name="T2">[Page 6]</text:span></text:p>
      <text:p text:style-name="P4"><text:span text:style-name="T2">For the want of that quality, Absalom/ was a slave, while bearing the tokens of princely/ rank. <text:s/>Absalom, the handsomest of all men in/ Israel; Absalom, of whom we read, that "from the/ sole of his foot up to the crown of his head, no blemish/ could be found on him" had not one redeeming feature/ left; because his own impure hand effaced the/ impress of beauty. <text:s/>Having cast aside the fear/ of God, he proceeded in the race of life destitute of/ a guide, and he met ambition coiling itself round/ his heart like an asp. <text:s/>He found a spirit of revenge,/ advising treachery, unruly appetites inviting to/ wantonness. <text:s/>David's son also could win con-/-fidence and gain favor. <text:s/>But not by candor, shining/ in every look of his sparkling eyes; not by the/ gui</text:span><text:span text:style-name="T3">le</text:span><text:span text:style-name="T2">lessness of his persuasive tongue, but by flattery,/ by dishonest promises, by covert falsehood. <text:s/>He that/ buried the sword to kill in cold-blood </text:span><text:span text:style-name="T3">in</text:span><text:span text:style-name="T2"> his sinful, yet/ defenceless brother; he that brought defilement to the/ home of his birth, used the capacities with which he/ had been endowed, to poison with the seeds of dis-/-loyalty the subjects of his royal father./</text:span></text:p>
      <text:p text:style-name="P4"><text:span text:style-name="T2"/></text:p>
      <text:p text:style-name="P4"><text:span text:style-name="T2">[Page 7]</text:span></text:p>
      <text:p text:style-name="P4"><text:span text:style-name="T2"><text:tab/>Joseph in a dungeon, rose in the morning to the/ task, which </text:span><text:span text:style-name="T3">is</text:span><text:span text:style-name="T2"> his confiding superior hand imposed./ <text:s/>To attend to the wants of the prisoners, and cheer them/ in loneliness was his occupation. <text:s/>Gifted with a/ keen perception, and a mind </text:span><text:span text:style-name="T3">br</text:span><text:span text:style-name="T2"> lighted up by/ a supernatural knowledge, he made those talents/ subserve noble ends. <text:s/>See him enter the ward,/ where Pharaoh's officers had been confined. <text:s/>Concerned/ by reason of their sad looks, he inquires </text:span><text:span text:style-name="T3">of</text:span><text:span text:style-name="T2"> into the/ cause, and speaks of God, who may render him/ the means of calming their agitation./</text:span></text:p>
      <text:p text:style-name="P4"><text:span text:style-name="T2"><text:tab/>Absalom awoke the dawn, and took his stand/ by the way-side. <text:s/>He cared naught for his/ neighbor's troubles and woes. <text:s/>Himself was the central/ point, towards which all must tend. <text:s/>That object/ once reached, he would soon cast off the mask of bene-/-volence and humility. <text:s/>"Could I wear the crown, I would/ do justice to all". <text:s/>So he was heard often to cry by/ the Israelites, who passed the gates of Jerusalem. <text:s/>He/ let the honey of his language flow, that the unwary/ might gather it, and return for more. <text:s/>A master/ in cunning, he knew how to persuade alike the </text:span><text:span text:style-name="T3">defe</text:span><text:span text:style-name="T2">/</text:span></text:p>
      <text:p text:style-name="P4"><text:span text:style-name="T2"/></text:p>
      <text:p text:style-name="P4"><text:span text:style-name="T2">[Page 8]</text:span></text:p>
      <text:p text:style-name="P4"><text:span text:style-name="T2">plaintiff and the defendant, that the king would not/ even grant them an audience. <text:s/>And </text:span><text:span text:style-name="T4">affecting</text:span><text:span text:style-name="T2"> making pretensions of a love </text:span><text:span text:style-name="T3">for</text:span><text:span text:style-name="T2">/ </text:span><text:span text:style-name="T3">the people,</text:span><text:span text:style-name="T2"> which he entertained only for himself, he would/ reach out his hand, and clasp in his arms whosoever/ paid him obeisance. <text:s/>Thus he succeeded in stealing the/ affection of a multitude, that he might created </text:span><text:span text:style-name="T1">dis</text:span><text:span text:style-name="T2">-/-affection among the defenders of his father's throne./ <text:s/>A monster with a beauty unsurpassed. <text:s/>A savage/ with a high degree of refinement. <text:s/>A madman/ full of worldly knowledge. <text:s/>Absalom! <text:s/>Absalom!/ <text:s/>What did change the qualities, with which nature/ had so lavishly enriched thee into the arrows, that/ pierced thy heart, and the hearts of thousands of/ thy countrymen? <text:s/>You do not need his answer,/ my young friends, you see it written in the conduct/ of that illustrious youth, who </text:span><text:span text:style-name="T1">did</text:span><text:span text:style-name="T2"> hold fast to the/ fear of God, wherever he bent his steps./</text:span></text:p>
      <text:p text:style-name="P4"><text:span text:style-name="T2">Joseph's well proportioned limbs, and well-stored/ mind, were directed in the way of truth, by wisdom./ <text:s/>Therefore he avoided the meshes of sin, and the stones of wickedness./</text:span></text:p>
      <text:p text:style-name="P4"><text:span text:style-name="T2"/></text:p>
      <text:p text:style-name="P4"><text:span text:style-name="T2">[Page 9]</text:span></text:p>
      <text:p text:style-name="P4"><text:span text:style-name="T2"><text:tab/>Absalom rejected the companionship of real wisdom./ <text:s/>Absorbed in the thought of self-aggrandizement, he/ never heeded the obstacles to his right promotion. <text:s/>He/ sought to reach the highest point of human greatness,/ by a leap of artifice, but through a fatal misstep/ he fell never to rise. <text:s/>The son of Jacob earned glory/ by sagacious deeds, and works of righteousness. <text:s/>He became/ great, because he exemplified human greatness in all/ the relations of life. <text:s/>To forgive offenses; to bear with/ sinners, to return good for evil; to postpone self-/interest to honesty of purpose. <text:s/>To give his father/ the fondest cares, and his brothers their daily sustenance;/ To teach thrift and industry; the principles of govern-/-</text:span><text:soft-page-break/><text:span text:style-name="T2">ment, and the rules of social progress, was the aim/ of his whole life. <text:s/>Joseph lived long,and gained a name/ before which nobility pales. <text:s/>The son of David/ labored during the existence to sow mischief, and soon/ reaped a full harvest of destruction. <text:s/>Early cut/ off, he passed away unhonored and unwept by/ the people he had foully deceived. <text:s/>Joseph's/ remains were carried, as precious relics, by Moses and/ Israel during forty years, and at length, were laid/</text:span></text:p>
      <text:p text:style-name="P4"><text:span text:style-name="T2"/></text:p>
      <text:p text:style-name="P4"><text:span text:style-name="T2">[Page 10]</text:span></text:p>
      <text:p text:style-name="P4"><text:span text:style-name="T2">in a distinguished spot, which his patriarchal father/ had brought in Shechem. <text:s/>The slain body of/ Absalom, taken down from the high bough of the/ oak, in which his luxurious hair became entangled,/ was thrown into a pit, and like an anumal[sic!] that/ perishes, covered with a heap of stones. <text:s/>Neither the/ royal valley he had destined for his future resting/ place, nor the monument he intended to perpetuate/ his memory, held the corpse of him, who had hatched/ rebellion and schemed a parricide. <text:s/>In the/ unnatural son of David was fulfilled the Scriptural/ sentence, that "the way of the wicked is like thick/ darkness, they know not against what they stumble."/ <text:s/>In the upright child of Jacob have been verified the/ words which declare that "the path of the righteous,/ is a brightness itself, continually shining to the/ perfect day."/</text:span></text:p>
      <text:p text:style-name="P4"><text:span text:style-name="T2"><text:tab/>That is the path which you, O Young hearers!/ must early choose. <text:s/>While treading it, beauty never/ fades, the endowments of the mind are more brilliantly set off./</text:span></text:p>
      <text:p text:style-name="P4"><text:span text:style-name="T2"/></text:p>
      <text:p text:style-name="P4"><text:span text:style-name="T2">[Page 11]</text:span></text:p>
      <text:p text:style-name="P4"><text:span text:style-name="T2"><text:tab/>Not the fruits of repentance, but the flowers/ of self-approval, you will gather in that path./ <text:s/>For, chastity and temperance meet there together, good-/-ness and esteem kiss one another. <text:s/>Follow that/ path, in which Joseph found a name sweeter than/ precious ointment. <text:s/>Flee away, flee away from/ that which hides destruction, under the cover of seduct-/-ive pleasures. <text:s/>You that have begun of/ late the journey of this life! <text:s/>Keep the fear of God as/ your guide. <text:s/>It does not hold back the honest and lawful/ pleasures, which nature benignantly offers. <text:s/>He could/ be wrong, and misunderstand duty, who thought you are/ denied all the enjoyments, which your age notably ap-/-preciates, and which add strength to your freshness,/ buoyancy to your spirits. <text:s/>The fear of God deters you/ only from seeking those pleasures which will mar your/ goodly appearance, deform the intellect giving pro-/-mises of a vigorous existence. <text:s/>God has inspired/ your hearts with sentiments of admiration for what is/ lovely; with hope for a future towards which you/ move on with alacrity. <text:s/>Let such sentiments be not/ crushed by false apprehensions; but let them be guided,/</text:span></text:p>
      <text:p text:style-name="P4"><text:span text:style-name="T2"/></text:p>
      <text:p text:style-name="P4"><text:span text:style-name="T2">[Page 12]</text:span></text:p>
      <text:p text:style-name="P4"><text:span text:style-name="T2">tempered, purified, and sanctified by the fear/ of the Lord. <text:s/>It becomes your age to feel the/ warmth of enthusiasm. <text:s/>Yours is a period of life, the/ most happy, for it has not suffered yet the difficulties/ of rising equal to the demands of onerous callings./ <text:s/>Nor has it experienced the withering effect of bitter/ disappointments. <text:s/>Let then that felicity be an/ incentive to confess and thank supreme Goodness./ <text:s/>With that head you carry aloft; with those eyes casting/ rays of a pure light, with those steps firm and rapid,/ enter the first ranks among the servants of God--the/ adherents of virtue and beneficence. <text:s/>You are, O/ youths! the best interpreters of the love, that brought/ forth creation. <text:s/>Bend the knee before the sovereign/ Maker of heaven and earth. <text:s/>Like Joseph let your/ watchword be. </text:span><text:span text:style-name="T1">[Hebrew]</text:span><text:span text:style-name="T2"> "I fear God"./</text:span></text:p>
      <text:p text:style-name="P4"><text:span text:style-name="T2">Saviour of Israel! <text:s/>Worker of wonders! <text:s/>Few and feeble/ were they who feared Thy name above the mighty hosts/ of a heathen King. <text:s/>But Thou madest each man,/</text:span></text:p>
      <text:p text:style-name="P4"><text:span text:style-name="T2"/></text:p>
      <text:p text:style-name="P4"><text:span text:style-name="T2">[Page 13]</text:span></text:p>
      <text:p text:style-name="P4"><text:span text:style-name="T2">a thousandfold strong; and the stroke of his sword/ more terrific than the clap of the rolling thunder./ <text:s/>As smoke is driven off by the wind, as wax melteth/ before the fire, so were the enemies of Thy Law, dispersed at/ the uprising of Thy servants; consumed by their burning/ zeal. <text:s/>Mattathias and his five </text:span><text:soft-page-break/><text:span text:style-name="T2">sons, who called to the/ breach a residue of the faithful, and rolled away reproach/ from Thy land and Thy people, we hold in grateful remem-/-brance. <text:s/>But to Thee, O Lord! who didst breathe I hope,/ when all looked hopeless. <text:s/>To Thee, who didst not suffer/ the truth of Thy Unity to be buried under the stones of pagan/ altars, we give thanks and ascribe everlasting glory./ <text:s/>For, the world which has moved onward, by the light we shed/ on its way, would not have advanced, if the tyrannic Antro-/-chus had succeeded in causing our fathers altogether to bow to/ his idolatrous belief. <text:s/>Thou who dwellest in heaven!,/ sawest his machinations, and hildest them in derision. <text:s/>The/ decrees he issued forth to set aside Thy commands, were, by Thy/ rebuke, turned into chaff. <text:s/>The Sabbath he would abolish;/ the Abrahamic covenant he forbid, and the reading of Thy/ inspired book he interdicted ,are to this day kept as the/ cherished observances of the Hebrew race, and they will still/</text:span></text:p>
      <text:p text:style-name="P4"><text:span text:style-name="T2"/></text:p>
      <text:p text:style-name="P4"><text:span text:style-name="T2">[Page 14]</text:span></text:p>
      <text:p text:style-name="P4"><text:span text:style-name="T2">remain as such to the end of time. <text:s/>May it even/ be so, O Most High! <text:s/>Grant that the religion which/ persecution could not destroy, may stand proof/ against the blandishments of a misapprehended and/ abused liberty. <text:s/>Let every return of Hanuccah, give us/ more light on the discharge of our duty, as the/ witnesses of Thy word, and the instructors of all Thy/ creature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9T15:42:53.49</meta:creation-date>
    <dc:date>2012-04-24T13:11:13.46</dc:date>
    <dc:creator>Penn Libraries</dc:creator>
    <meta:editing-duration>PT02H18M2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6" meta:paragraph-count="97" meta:word-count="2687" meta:character-count="16250"/>
  </office:meta>
</office:document-meta>
</file>